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29_12-32-30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8.940429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29_16-03-16_000.jpg</text:p>
          </table:table-cell>
          <table:table-cell table:style-name="ce22" office:value-type="string">
            <text:p>:m 東和 PHOTO / 201027tu / 大船駅 / 大船ビル / １名 / 松電工（森下組） / 日誌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3]=&quot;&quot;;[.C3];CONCATENATE([.C3];&quot; / &quot;;[.E3]))" office:value-type="string" office:string-value=":m 東和 PHOTO / 201027tu / 大船駅 / 大船ビル / １名 / 松電工（森下組） / 日誌">
            <text:p>:m 東和 PHOTO / 201027tu / 大船駅 / 大船ビル / １名 / 松電工（森下組） / 日誌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29_20-04-24_000.jpg</text:p>
          </table:table-cell>
          <table:table-cell table:style-name="ce8" office:value-type="string">
            <text:p>:PHOTO 記録 / @自室 / 袋：中を空けた / 猫のペーストのパックを入れる袋</text:p>
          </table:table-cell>
          <table:table-cell table:style-name="ce33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4]=&quot;&quot;;[.C4];CONCATENATE([.C4];&quot; / &quot;;[.E4]))" office:value-type="string" office:string-value=":PHOTO 記録 / @自室 / 袋：中を空けた / 猫のペーストのパックを入れる袋">
            <text:p>:PHOTO 記録 / @自室 / 袋：中を空けた / 猫のペーストのパックを入れる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9_20-30-31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9_23-59-53_000.jpg</text:p>
          </table:table-cell>
          <table:table-cell table:style-name="ce17" office:value-type="string">
            <text:p>:m RES 1-2*3 / free# JVEMV6 37#21.8_5 / 37. miscs of miscs / 21. math_physics / 8. gauge-theory;ゲージ理論 / w:仮想仕事；仮想変位；一一般化力；ラングランジュの運動方程式；</text:p>
          </table:table-cell>
          <table:table-cell table:style-name="ce18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4" table:formula="of:=IF([.E6]=&quot;&quot;;[.C6];CONCATENATE([.C6];&quot; / &quot;;[.E6]))" office:value-type="string" office:string-value=":m RES 1-2*3 / free# JVEMV6 37#21.8_5 / 37. miscs of miscs / 21. math_physics / 8. gauge-theory;ゲージ理論 / w:仮想仕事；仮想変位；一一般化力；ラングランジュの運動方程式；">
            <text:p>:m RES 1-2*3 / free# JVEMV6 37#21.8_5 / 37. miscs of miscs / 21. math_physics / 8. gauge-theory;ゲージ理論 / w:仮想仕事；仮想変位；一一般化力；ラングランジュの運動方程式；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30_00-00-20_000.jpg</text:p>
          </table:table-cell>
          <table:table-cell table:style-name="ce17" office:value-type="string">
            <text:p>:m RES 3*3 / free# JVEMV6 37#21.8_5 / 37. miscs of miscs / 21. math_physics / 8. gauge-theory;ゲージ理論 / w:~ / N+</text:p>
          </table:table-cell>
          <table:table-cell table:style-name="ce19"/>
          <table:table-cell table:style-name="ce4"/>
          <table:table-cell table:style-name="ce4" office:value-type="string">
            <text:p>N-35-35-28.463745 E-139-34-49.379882</text:p>
          </table:table-cell>
          <table:table-cell table:style-name="ce34" table:formula="of:=IF([.E7]=&quot;&quot;;[.C7];CONCATENATE([.C7];&quot; / &quot;;[.E7]))" office:value-type="string" office:string-value=":m RES 3*3 / free# JVEMV6 37#21.8_5 / 37. miscs of miscs / 21. math_physics / 8. gauge-theory;ゲージ理論 / w:~ / N+">
            <text:p>:m RES 3*3 / free# JVEMV6 37#21.8_5 / 37. miscs of miscs / 21. math_physics / 8. gauge-theory;ゲージ理論 / w: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4" office:value-type="string">
            <text:p>2020-10-30_00-13-58_000.jpg</text:p>
          </table:table-cell>
          <table:table-cell table:style-name="ce8" office:value-type="string">
            <text:p>:PHOTO 記録 / 経過記録；作ったもの / food=焼酎漬け / material=ペパーミント；liquor=麦焼酎,time=1020-2331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ペパーミント；liquor=麦焼酎,time=1020-2331">
            <text:p>:PHOTO 記録 / 経過記録；作ったもの / food=焼酎漬け / material=ペパーミント；liquor=麦焼酎,time=1020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office:value-type="string">
            <text:p>2020-10-30_00-14-24_000.jpg</text:p>
          </table:table-cell>
          <table:table-cell table:style-name="ce8" office:value-type="string">
            <text:p>:PHOTO 記録 / 経過記録；作ったもの / food=焼酎漬け / material=ローズマリー；liquor=麦焼酎,time=1023-2331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ローズマリー；liquor=麦焼酎,time=1023-2331">
            <text:p>:PHOTO 記録 / 経過記録；作ったもの / food=焼酎漬け / material=ローズマリー；liquor=麦焼酎,time=1023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30_00-14-37_000.jpg</text:p>
          </table:table-cell>
          <table:table-cell table:style-name="ce8" office:value-type="string">
            <text:p>:PHOTO 記録 / 経過記録；作ったもの / food=焼酎漬け / material=ディル;dill;koper；liquor=麦焼酎,time=1029-0054</text:p>
          </table:table-cell>
          <table:table-cell table:style-name="ce18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ディル;dill;koper；liquor=麦焼酎,time=1029-0054">
            <text:p>:PHOTO 記録 / 経過記録；作ったもの / food=焼酎漬け / material=ディル;dill;koper；liquor=麦焼酎,time=1029-005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4" office:value-type="string">
            <text:p>2020-10-30_00-14-59_000.jpg</text:p>
          </table:table-cell>
          <table:table-cell table:style-name="ce8" office:value-type="string">
            <text:p>:PHOTO 記録 / 経過記録；作ったもの / food=焼酎漬け / material=大葉；liquor=麦焼酎,time=1020-2331</text:p>
          </table:table-cell>
          <table:table-cell table:style-name="ce19"/>
          <table:table-cell table:style-name="ce4"/>
          <table:table-cell table:style-name="ce4" office:value-type="string">
            <text:p>N-35-35-28.532409 E-139-34-48.995361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大葉；liquor=麦焼酎,time=1020-2331">
            <text:p>:PHOTO 記録 / 経過記録；作ったもの / food=焼酎漬け / material=大葉；liquor=麦焼酎,time=1020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4" office:value-type="string">
            <text:p>2020-10-30_00-15-15_000.jpg</text:p>
          </table:table-cell>
          <table:table-cell table:style-name="ce8" office:value-type="string">
            <text:p>:PHOTO 記録 / 経過記録；作ったもの / food=焼酎漬け / material=ニンニク；liquor=麦焼酎,time=1024-2324,other=前回作ったものとの比較：色が違う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ニンニク；liquor=麦焼酎,time=1024-2324,other=前回作ったものとの比較：色が違う">
            <text:p>:PHOTO 記録 / 経過記録；作ったもの / food=焼酎漬け / material=ニンニク；liquor=麦焼酎,time=1024-2324,other=前回作ったものとの比較：色が違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30_00-16-31_000.jpg</text:p>
          </table:table-cell>
          <table:table-cell table:style-name="ce8" office:value-type="string">
            <text:p>:PHOTO 記録 / 経過記録；作ったもの / food=焼酎漬け / material=かぼす；liquor=麦焼酎,time=1025-2357 / for=~,other=皮なし</text:p>
          </table:table-cell>
          <table:table-cell table:style-name="ce17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4" table:formula="of:=IF([.E13]=&quot;&quot;;[.C13];CONCATENATE([.C13];&quot; / &quot;;[.E13]))" office:value-type="string" office:string-value=":PHOTO 記録 / 経過記録；作ったもの / food=焼酎漬け / material=かぼす；liquor=麦焼酎,time=1025-2357 / for=~,other=皮なし">
            <text:p>:PHOTO 記録 / 経過記録；作ったもの / food=焼酎漬け / material=かぼす；liquor=麦焼酎,time=1025-2357 / for=~,other=皮な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30_02-53-36_000.jpg</text:p>
          </table:table-cell>
          <table:table-cell table:style-name="ce18" office:value-type="string">
            <text:p>:m :PHOTO 寝た時刻 / 2020 / オナニー：２時間ぐらいか；未了</text:p>
          </table:table-cell>
          <table:table-cell table:style-name="ce18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4" table:formula="of:=IF([.E14]=&quot;&quot;;[.C14];CONCATENATE([.C14];&quot; / &quot;;[.E14]))" office:value-type="string" office:string-value=":m :PHOTO 寝た時刻 / 2020 / オナニー：２時間ぐらいか；未了">
            <text:p>:m :PHOTO 寝た時刻 / 2020 / オナニー：２時間ぐらいか；未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30_07-52-28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4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30_08-42-45_000.jpg</text:p>
          </table:table-cell>
          <table:table-cell table:style-name="ce8" office:value-type="string">
            <text:p>:m RES 1*1 / free# JVEMV6 37#17.27_1 / 37. miscs of miscs / 17. natural-history / id=27:かぼす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16]=&quot;&quot;;[.C16];CONCATENATE([.C16];&quot; / &quot;;[.E16]))" office:value-type="string" office:string-value=":m RES 1*1 / free# JVEMV6 37#17.27_1 / 37. miscs of miscs / 17. natural-history / id=27:かぼす">
            <text:p>:m RES 1*1 / free# JVEMV6 37#17.27_1 / 37. miscs of miscs / 17. natural-history / id=27:かぼす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29_18-16-24_000.mid</text:p>
          </table:table-cell>
          <table:table-cell table:style-name="ce8" office:value-type="string">
            <text:p>:in-mid / app=perfect-piano / 演奏、play / id-2020-1029-1 / category=melody,inst=flute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in-mid / app=perfect-piano / 演奏、play / id-2020-1029-1 / category=melody,inst=flute,for=~,genre=~">
            <text:p>:in-mid / app=perfect-piano / 演奏、play / id-2020-1029-1 / category=melody,inst=flute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9_18-49-50_000.mp4</text:p>
          </table:table-cell>
          <table:table-cell table:style-name="ce8" office:value-type="string">
            <text:p>:VIDEO / @自室 / 記録 / jap.flute-bamboo / 演奏、play / b-2020-1029-1 / genr=tips:how-to-blow:shape-of-mouth:R1;R2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室 / 記録 / jap.flute-bamboo / 演奏、play / b-2020-1029-1 / genr=tips:how-to-blow:shape-of-mouth:R1;R2">
            <text:p>:VIDEO / @自室 / 記録 / jap.flute-bamboo / 演奏、play / b-2020-1029-1 / genr=tips:how-to-blow:shape-of-mouth:R1;R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9_18-55-37_000.mp4</text:p>
          </table:table-cell>
          <table:table-cell table:style-name="ce8" office:value-type="string">
            <text:p>:VIDEO / @自室 / 記録 / jap.flute-bamboo / 演奏、play / b-2020-1029-2 / genr=demo:tech:octave-up_blow-up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室 / 記録 / jap.flute-bamboo / 演奏、play / b-2020-1029-2 / genr=demo:tech:octave-up_blow-up">
            <text:p>:VIDEO / @自室 / 記録 / jap.flute-bamboo / 演奏、play / b-2020-1029-2 / genr=demo:tech:octave-up_blow-up</text:p>
          </table:table-cell>
          <table:table-cell table:style-name="ce35" table:number-columns-repeated="2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0-10-29_21-46-24_000.mp4</text:p>
          </table:table-cell>
          <table:table-cell table:style-name="ce8" office:value-type="string">
            <text:p>:VIDEO / @自室 / 記録 / jap.flute-bamboo / 演奏、play / b-2020-1029-3 / genr=tech:splash-up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室 / 記録 / jap.flute-bamboo / 演奏、play / b-2020-1029-3 / genr=tech:splash-up">
            <text:p>:VIDEO / @自室 / 記録 / jap.flute-bamboo / 演奏、play / b-2020-1029-3 / genr=tech:splash-up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30_07-57-21_000.m4a</text:p>
          </table:table-cell>
          <table:table-cell table:style-name="ce8" office:value-type="string">
            <text:p>:VOICE-MEMO / @自宅 / diary / 記録 / 階段にゴキブリがいた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VOICE-MEMO / @自宅 / diary / 記録 / 階段にゴキブリがいた">
            <text:p>:VOICE-MEMO / @自宅 / diary / 記録 / 階段にゴキブリがいた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30_08-07-35_000.m4a</text:p>
          </table:table-cell>
          <table:table-cell table:style-name="ce8" office:value-type="string">
            <text:p>:VOICE-MEMO / @自宅 / アイデア、idea / diary / 寝る前の飲酒：ニンニクの焼酎、スプーン３杯が目安か</text:p>
          </table:table-cell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string" office:string-value=":VOICE-MEMO / @自宅 / アイデア、idea / diary / 寝る前の飲酒：ニンニクの焼酎、スプーン３杯が目安か">
            <text:p>:VOICE-MEMO / @自宅 / アイデア、idea / diary / 寝る前の飲酒：ニンニクの焼酎、スプーン３杯が目安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30_08-24-06_000.m4a</text:p>
          </table:table-cell>
          <table:table-cell table:style-name="ce8" office:value-type="string">
            <text:p>:VOICE-MEMO / @自宅 / diary / 記録 / 焼酎漬け：ディル：色が出ていない</text:p>
          </table:table-cell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VOICE-MEMO / @自宅 / diary / 記録 / 焼酎漬け：ディル：色が出ていない">
            <text:p>:VOICE-MEMO / @自宅 / diary / 記録 / 焼酎漬け：ディル：色が出ていない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0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0">2020/10/30</text:date>, <text:time>12:02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30T12:02:38.25</dc:date>
    <dc:creator>iwabuchi ken</dc:creator>
    <meta:editing-duration>P27DT9H57M47S</meta:editing-duration>
    <meta:editing-cycles>10258</meta:editing-cycles>
    <meta:document-statistic meta:table-count="1" meta:cell-count="474" meta:object-count="0"/>
  </office:meta>
</office:document-meta>
</file>